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3a63"/>
    </style:style>
    <style:style style:name="P2" style:family="paragraph" style:parent-style-name="Standard">
      <style:text-properties officeooo:rsid="00102119" officeooo:paragraph-rsid="00102119"/>
    </style:style>
    <style:style style:name="P3" style:family="paragraph" style:parent-style-name="Standard">
      <style:text-properties officeooo:rsid="0015006c" officeooo:paragraph-rsid="0015006c"/>
    </style:style>
    <style:style style:name="P4" style:family="paragraph" style:parent-style-name="Standard">
      <style:text-properties officeooo:rsid="0023d4c6" officeooo:paragraph-rsid="0023d4c6"/>
    </style:style>
    <style:style style:name="P5" style:family="paragraph" style:parent-style-name="Standard">
      <style:text-properties officeooo:rsid="0024e961" officeooo:paragraph-rsid="0024e961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officeooo:rsid="000d3470" officeooo:paragraph-rsid="000d3470" style:font-size-asian="18pt" style:font-size-complex="18pt"/>
    </style:style>
    <style:style style:name="P7" style:family="paragraph" style:parent-style-name="Standard">
      <style:text-properties style:font-name="Arial" officeooo:rsid="000d3470" officeooo:paragraph-rsid="000d3a63"/>
    </style:style>
    <style:style style:name="P8" style:family="paragraph" style:parent-style-name="Standard">
      <style:text-properties style:font-name="Arial" officeooo:rsid="000d3470" officeooo:paragraph-rsid="000d3470"/>
    </style:style>
    <style:style style:name="P9" style:family="paragraph" style:parent-style-name="Standard">
      <style:text-properties style:font-name="Arial" fo:font-size="16pt" officeooo:rsid="000d3470" officeooo:paragraph-rsid="000d3470" style:font-size-asian="16pt" style:font-size-complex="16pt"/>
    </style:style>
    <style:style style:name="P10" style:family="paragraph" style:parent-style-name="Standard">
      <style:text-properties style:font-name="Arial" fo:font-size="16pt" officeooo:rsid="000d3a63" officeooo:paragraph-rsid="000d3a63" style:font-size-asian="16pt" style:font-size-complex="16pt"/>
    </style:style>
    <style:style style:name="P11" style:family="paragraph" style:parent-style-name="Standard">
      <style:text-properties style:font-name="Arial" fo:font-size="16pt" officeooo:paragraph-rsid="000e9da7" style:font-size-asian="16pt" style:font-size-complex="16pt"/>
    </style:style>
    <style:style style:name="P12" style:family="paragraph" style:parent-style-name="Standard">
      <style:text-properties style:font-name="Arial" fo:font-size="16pt" officeooo:rsid="001644a2" officeooo:paragraph-rsid="001644a2" style:font-size-asian="16pt" style:font-size-complex="16pt"/>
    </style:style>
    <style:style style:name="P13" style:family="paragraph" style:parent-style-name="Standard">
      <style:text-properties style:font-name="Arial" fo:font-size="16pt" officeooo:rsid="0015006c" officeooo:paragraph-rsid="0015006c" style:font-size-asian="16pt" style:font-size-complex="16pt"/>
    </style:style>
    <style:style style:name="P14" style:family="paragraph" style:parent-style-name="Standard">
      <style:text-properties style:font-name="Arial" fo:font-size="16pt" officeooo:rsid="0023d4c6" officeooo:paragraph-rsid="0023d4c6" style:font-size-asian="16pt" style:font-size-complex="16pt"/>
    </style:style>
    <style:style style:name="P15" style:family="paragraph" style:parent-style-name="Standard">
      <style:text-properties style:font-name="Arial" officeooo:rsid="000d3a63" officeooo:paragraph-rsid="000d3a63"/>
    </style:style>
    <style:style style:name="P16" style:family="paragraph" style:parent-style-name="Standard">
      <style:text-properties style:font-name="Arial" officeooo:paragraph-rsid="000d3a63"/>
    </style:style>
    <style:style style:name="P17" style:family="paragraph" style:parent-style-name="Standard">
      <style:text-properties style:font-name="Arial" officeooo:rsid="0012bc51" officeooo:paragraph-rsid="0012bc51"/>
    </style:style>
    <style:style style:name="P18" style:family="paragraph" style:parent-style-name="Standard">
      <style:text-properties style:font-name="Arial" officeooo:rsid="00146eb5" officeooo:paragraph-rsid="00146eb5"/>
    </style:style>
    <style:style style:name="P19" style:family="paragraph" style:parent-style-name="Standard">
      <style:text-properties style:font-name="Arial" officeooo:rsid="0015006c" officeooo:paragraph-rsid="0015006c"/>
    </style:style>
    <style:style style:name="P20" style:family="paragraph" style:parent-style-name="Standard">
      <style:text-properties style:font-name="Arial" officeooo:rsid="0023d4c6" officeooo:paragraph-rsid="0023d4c6"/>
    </style:style>
    <style:style style:name="P21" style:family="paragraph" style:parent-style-name="Standard">
      <style:text-properties officeooo:rsid="001644a2" officeooo:paragraph-rsid="001644a2"/>
    </style:style>
    <style:style style:name="P22" style:family="paragraph" style:parent-style-name="Standard" style:list-style-name="L1">
      <style:text-properties style:font-name="Arial" officeooo:rsid="000d3470" officeooo:paragraph-rsid="000d3470"/>
    </style:style>
    <style:style style:name="P23" style:family="paragraph" style:parent-style-name="Standard">
      <style:text-properties style:font-name="Arial" officeooo:rsid="00146eb5" officeooo:paragraph-rsid="00146eb5"/>
    </style:style>
    <style:style style:name="P24" style:family="paragraph" style:parent-style-name="Standard" style:list-style-name="L1">
      <style:text-properties officeooo:rsid="000d3a63" officeooo:paragraph-rsid="000d3a63"/>
    </style:style>
    <style:style style:name="P25" style:family="paragraph" style:parent-style-name="Standard">
      <style:paragraph-properties fo:break-before="page"/>
      <style:text-properties style:font-name="Arial" officeooo:rsid="00146eb5" officeooo:paragraph-rsid="00146eb5"/>
    </style:style>
    <style:style style:name="T1" style:family="text">
      <style:text-properties officeooo:rsid="000d3a63"/>
    </style:style>
    <style:style style:name="T2" style:family="text">
      <style:text-properties officeooo:rsid="000e9da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006c" style:font-style-asian="italic" style:font-style-complex="italic"/>
    </style:style>
    <style:style style:name="T5" style:family="text">
      <style:text-properties fo:font-style="italic" officeooo:rsid="00146eb5" style:font-style-asian="italic" style:font-style-complex="italic"/>
    </style:style>
    <style:style style:name="T6" style:family="text">
      <style:text-properties officeooo:rsid="00102119"/>
    </style:style>
    <style:style style:name="T7" style:family="text">
      <style:text-properties officeooo:rsid="00146eb5"/>
    </style:style>
    <style:style style:name="T8" style:family="text">
      <style:text-properties officeooo:rsid="0015006c"/>
    </style:style>
    <style:style style:name="T9" style:family="text">
      <style:text-properties officeooo:rsid="0024e961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officeooo:rsid="0026dfd8"/>
    </style:style>
    <style:style style:name="T12" style:family="text">
      <style:text-properties style:font-name="Arial"/>
    </style:style>
    <style:style style:name="T13" style:family="text">
      <style:text-properties style:font-name="Arial" officeooo:rsid="000d3a63"/>
    </style:style>
    <style:style style:name="T14" style:family="text">
      <style:text-properties style:font-name="Arial" officeooo:rsid="000e9da7"/>
    </style:style>
    <style:style style:name="T15" style:family="text">
      <style:text-properties style:font-name="Arial" fo:font-style="italic" style:font-style-asian="italic" style:font-style-complex="italic"/>
    </style:style>
    <style:style style:name="T16" style:family="text">
      <style:text-properties style:font-name="Arial" fo:font-style="italic" officeooo:rsid="000e9da7" style:font-style-asian="italic" style:font-style-complex="italic"/>
    </style:style>
    <style:style style:name="T17" style:family="text">
      <style:text-properties style:font-name="Arial" fo:font-style="italic" officeooo:rsid="0011393e" style:font-style-asian="italic" style:font-style-complex="italic"/>
    </style:style>
    <style:style style:name="T18" style:family="text">
      <style:text-properties style:font-name="Arial" fo:font-style="italic" officeooo:rsid="00273d31" style:font-style-asian="italic" style:font-style-complex="italic"/>
    </style:style>
    <style:style style:name="T19" style:family="text">
      <style:text-properties style:font-name="Arial" officeooo:rsid="0011393e"/>
    </style:style>
    <style:style style:name="T20" style:family="text">
      <style:text-properties style:font-name="Arial" officeooo:rsid="00172124"/>
    </style:style>
    <style:style style:name="T21" style:family="text">
      <style:text-properties style:font-name="Arial" officeooo:rsid="00177a73"/>
    </style:style>
    <style:style style:name="T22" style:family="text">
      <style:text-properties style:font-name="Arial" officeooo:rsid="001644a2"/>
    </style:style>
    <style:style style:name="T23" style:family="text">
      <style:text-properties style:font-name="Arial" officeooo:rsid="0023d4c6"/>
    </style:style>
    <style:style style:name="T24" style:family="text">
      <style:text-properties style:font-name="Arial" officeooo:rsid="0024e961"/>
    </style:style>
    <style:style style:name="T25" style:family="text">
      <style:text-properties style:font-name="Arial" officeooo:rsid="00273d31"/>
    </style:style>
    <style:style style:name="T26" style:family="text">
      <style:text-properties style:font-name="Arial" officeooo:rsid="00291919"/>
    </style:style>
    <style:style style:name="T27" style:family="text">
      <style:text-properties style:font-name="Arial" officeooo:rsid="0029a0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lazione Progetto Open Data<text:line-break/>Martinello Pierfrancesco</text:p>
      <text:p text:style-name="P7"><text:line-break/><text:span text:style-name="T10">Introduzione</text:span><text:line-break/>Lo scopo del progetto è stato quello di pulire dati aperti relativi a luoghi di interessi culturali presenti nelle regioni <text:a xlink:type="simple" xlink:href="http://www.datiopen.it/it/opendata/Regione_Sardegna_Luoghi_di_interesse_turistico_culturale_naturalistico" text:style-name="Internet_20_link" text:visited-style-name="Visited_20_Internet_20_Link">Sardegna</text:a> e <text:a xlink:type="simple" xlink:href="http://www.datiopen.it/it/opendata/Regione_Puglia_Luoghi_di_interesse_turistico_culturale_naturalistico" text:style-name="Internet_20_link" text:visited-style-name="Visited_20_Internet_20_Link">Puglia</text:a> e la città di <text:a xlink:type="simple" xlink:href="https://opendata.comune.palermo.it/opendata-dataset.php?dataset=295" text:style-name="Internet_20_link" text:visited-style-name="Visited_20_Internet_20_Link">Palermo</text:a>, creare un’ ontologia per questi dati e collegarla ad altre basi di <text:span text:style-name="T11">conoscenza</text:span>, andando a creare dati a 5 stelle.</text:p>
      <text:p text:style-name="P7"><text:line-break/><text:span text:style-name="T10">I dati</text:span><text:line-break/>I dati sono stati presi dal portale dei dati aperti di Palermo, per quanto riguarda i dati della sopramenzionata città e dal portale italiano dei dati aperti per i dati sulle due regioni prese in esame. I dati scaricati dai portali sono eterogenei tra di loro ed è stata necessaria un’operazione di pulizia dei dati per eliminare colonne non necessarie e errori dovuti alla codifica. <text:span text:style-name="T2">I file originali sono stati mantenuti intatti e condivisi assieme al progetto </text:span></text:p>
      <text:p text:style-name="P7"/>
      <text:p text:style-name="P9">Le licenze</text:p>
      <text:p text:style-name="P8">I dati presi in esame sono stati distribuiti con licenze:</text:p>
      <text:list xml:id="list648193716" text:style-name="L1">
        <text:list-item>
          <text:p text:style-name="P22"><text:a xlink:type="simple" xlink:href="http://creativecommons.org/licenses/by/4.0/deed.it" text:style-name="Internet_20_link" text:visited-style-name="Visited_20_Internet_20_Link"><text:span text:style-name="T9">CC BY 4.0</text:span></text:a> <text:span text:style-name="T1">per i dati della città di Palermo;</text:span></text:p>
        </text:list-item>
        <text:list-item>
          <text:p text:style-name="P24"><text:a xlink:type="simple" xlink:href="https://www.dati.gov.it/iodl/2.0/" text:style-name="Internet_20_link" text:visited-style-name="Visited_20_Internet_20_Link"><text:span text:style-name="T12">IODL 2.0</text:span></text:a><text:span text:style-name="T12"> per il resto dei dati.</text:span></text:p>
        </text:list-item>
      </text:list>
      <text:p text:style-name="P15">Le licenze sono equivalenti ed entrambe permettono completa libertà sulla condivisione e sulla modifica dei dati e la creazione di un lavoro derivato, alla sola condizione di riconoscere la paternità dei dati ai rispettivi proprietari.</text:p>
      <text:p text:style-name="P15"/>
      <text:p text:style-name="P10">Pulizia dei dati</text:p>
      <text:p text:style-name="P1"><text:span text:style-name="T13">Come menzionato prima si è ritenuto necessario un’opera di pulizia dei dati. Per fare ciò si è utilizzato il software di pulizia </text:span><text:a xlink:type="simple" xlink:href="https://openrefine.org/" text:style-name="Internet_20_link" text:visited-style-name="Visited_20_Internet_20_Link"><text:span text:style-name="T13">OpenRefine</text:span></text:a><text:span text:style-name="T13">, che permette di semplificare le operazioni di pulizia con i suoi strumenti per il riconoscimento di testo. </text:span><text:span text:style-name="T14">Di fatto è stato così possibile uniformare i campi che non avevano alcuna informazione, sostituendoli con delle stringhe vuote. Si è preferito questo strumento a programmi di pulizia automatici creati con linguaggio Python poiché alcuni dei dati contenevano per errore di codifica il simbolo </text:span><text:span text:style-name="T16">¿</text:span><text:span text:style-name="T14">. Esso rappresentava sia il simbolo </text:span><text:span text:style-name="T16">–</text:span><text:span text:style-name="T14"> che il simbolo </text:span><text:span text:style-name="T16">‘</text:span><text:span text:style-name="T14"> e un programma automatico </text:span><text:span text:style-name="T25">avrebbe potuto</text:span><text:span text:style-name="T14"> preferire erroneamente un simbolo all’altro. Più dettagli nel file chiamato </text:span><text:span text:style-name="T16">log_modifiche.txt .</text:span></text:p>
      <text:p text:style-name="P16"/>
      <text:p text:style-name="P11"><text:span text:style-name="T2">Creazione de</text:span><text:span text:style-name="T6">i dati a </text:span><text:span text:style-name="T11">quattro</text:span><text:span text:style-name="T6"> stelle</text:span></text:p>
      <text:p text:style-name="P2"><text:span text:style-name="T12">I dati puliti sono stati processati da un programma Python, utilizzando la libreria </text:span><text:a xlink:type="simple" xlink:href="https://github.com/RDFLib/rdflib" text:style-name="Internet_20_link" text:visited-style-name="Visited_20_Internet_20_Link"><text:span text:style-name="T12">RDFLib</text:span></text:a><text:span text:style-name="T12"> per creare un grafo di conoscenza, inserire i dati come nodi del suddetto grafo e serializzare il risultato in un file </text:span><text:span text:style-name="T15">Turtle</text:span><text:span text:style-name="T12">. Vengono proposte due versioni del programma, una dove l’ontologia creata è stata esplicitamente inserita </text:span><text:span text:style-name="T19">nel grafo di conoscenza prima che i dati vengano processati e l’altra dove l’ontologia è implicita </text:span><text:span text:style-name="T25">(</text:span><text:span text:style-name="T19">descritta nel file </text:span><text:span text:style-name="T17">implicit_ontology.txt </text:span><text:span text:style-name="T18">)</text:span><text:span text:style-name="T19">.</text:span></text:p>
      <text:p text:style-name="P17">L’ontologia presenta una sola classe, la classe <text:span text:style-name="T3">POI</text:span> con le relative proprietà <text:span text:style-name="T5">Typology</text:span><text:span text:style-name="T7">, </text:span><text:span text:style-name="T5">Link_to</text:span><text:span text:style-name="T7">, </text:span><text:span text:style-name="T5">Address</text:span><text:span text:style-name="T7"> e </text:span><text:span text:style-name="T5">Is_Located_in</text:span><text:span text:style-name="T7">.</text:span></text:p>
      <text:p text:style-name="P18">Ognuno dei 3 dataset utilizzati viene esaminato singolarmente, <text:span text:style-name="T8">Vi</text:span>ene <text:span text:style-name="T8">infatti </text:span>aperto un solo file alla volta e chiuso quando non più necessario grazie al<text:span text:style-name="T8">l’istruzione </text:span><text:span text:style-name="T4">with</text:span><text:span text:style-name="T8">. Alla lettura di una singola riga, viene aggiunto al grafo di conoscenza una serie di nodi che sono stati creati attraverso la funzione </text:span><text:span text:style-name="T4">rdflib.Graph.add()</text:span></text:p>
      <text:p text:style-name="P18"/>
      <text:p text:style-name="P25"/>
      <text:p text:style-name="P12">URI</text:p>
      <text:p text:style-name="P21"><text:span text:style-name="T12">Il dominio fittizio utilizzato è </text:span><text:a xlink:type="simple" xlink:href="http://poifinder.it/" text:style-name="Internet_20_link" text:visited-style-name="Visited_20_Internet_20_Link"><text:span text:style-name="T12">http://poifinder.it</text:span></text:a><text:span text:style-name="T12"> . Vi è una parte dedicata all’ontologia </text:span><text:span text:style-name="T20">alla seguente URI </text:span><text:a xlink:type="simple" xlink:href="http://poifinder.it/ontology/" text:style-name="Internet_20_link" text:visited-style-name="Visited_20_Internet_20_Link"><text:span text:style-name="T20">http://poifinder.it/ontology/</text:span></text:a><text:span text:style-name="T20"> e una parte dedicata alle risorse </text:span><text:span text:style-name="T21">alla URI </text:span><text:a xlink:type="simple" xlink:href="http://poifinder.it/resource/" text:style-name="Internet_20_link" text:visited-style-name="Visited_20_Internet_20_Link"><text:span text:style-name="T21">http://poifinder.it/resource/</text:span></text:a><text:span text:style-name="T21"> . Quando viene aggiunta una serie di nodi, essa è reperibile alla URI </text:span><text:a xlink:type="simple" xlink:href="http://poifinder.it/resource/" text:style-name="Internet_20_link" text:visited-style-name="Visited_20_Internet_20_Link"><text:span text:style-name="T21">http://poifinder.it/resource/</text:span></text:a><text:span text:style-name="T21">{nome_città}/{nome_punto_di_interesse}</text:span></text:p>
      <text:p text:style-name="P19"/>
      <text:p text:style-name="P13">Collegamento con altre basi di conoscenza e creazione di dati a 5 stelle</text:p>
      <text:p text:style-name="P3"><text:span text:style-name="T12">Vi è un collegamento con una base di </text:span><text:span text:style-name="T22">conoscenza</text:span><text:span text:style-name="T12"> esterna e con una vocabolario RDF. Il vocabolario utilizzato è </text:span><text:a xlink:type="simple" xlink:href="https://www.w3.org/2003/01/geo/wgs84_pos#" text:style-name="Internet_20_link" text:visited-style-name="Visited_20_Internet_20_Link"><text:span text:style-name="T12">Geo</text:span></text:a><text:span text:style-name="T12"> ed è stato introdotto per gestire al meglio le coordinate geografiche presenti nel grafo delle conoscenze. La base di </text:span><text:span text:style-name="T26">conoscenza</text:span><text:span text:style-name="T12"> esterna utilizzata è </text:span><text:a xlink:type="simple" xlink:href="https://www.dbpedia.org/" text:style-name="Internet_20_link" text:visited-style-name="Visited_20_Internet_20_Link"><text:span text:style-name="T12">DBPedia.org</text:span></text:a><text:span text:style-name="T12"> ed è stata utilizzata per creare </text:span><text:span text:style-name="T22">collegamenti tra l’ontologia e altre fonti di conoscenza. Per ogni punto di interesse, la località <text:s/>in cui è sito viene direttamente collegata al corrispettivo in DBPedia (per la città di Palermo, ad esempio, l</text:span><text:span text:style-name="T23">a U</text:span><text:span text:style-name="T22">RI è </text:span><text:a xlink:type="simple" xlink:href="http://dbpedia.org/resource/Palermo" text:style-name="Internet_20_link" text:visited-style-name="Visited_20_Internet_20_Link"><text:span text:style-name="T22">http://dbpedia.org/resource/Palermo</text:span></text:a><text:span text:style-name="T22"> ).</text:span></text:p>
      <text:p text:style-name="P19"/>
      <text:p text:style-name="P14">Risultati</text:p>
      <text:p text:style-name="P4"><text:span text:style-name="T12">La base di conoscenza ottenuta può essere facilmente utilizzata per mostrare informazioni sui punti di interesse attraverso </text:span><text:span text:style-name="T24">query SPARQL</text:span><text:span text:style-name="T12"> e poi successivamente </text:span><text:span text:style-name="T24">usare servizi online come </text:span><text:a xlink:type="simple" xlink:href="https://www.openstreetmap.org/" text:style-name="Internet_20_link" text:visited-style-name="Visited_20_Internet_20_Link"><text:span text:style-name="T24">https://www.openstreetmap.org/</text:span></text:a><text:span text:style-name="T24"> per ottenere un percorso dalla posizione fornita dall’utente </text:span><text:span text:style-name="T27">finale </text:span><text:span text:style-name="T24">alle coordinate del Punto di Interesse.</text:span></text:p>
      <text:p text:style-name="P20"/>
      <text:p text:style-name="P5"><text:span text:style-name="T27">D</text:span><text:span text:style-name="T12">ocumentazione, </text:span><text:span text:style-name="T27">i </text:span><text:span text:style-name="T12">file originali, i programmi e i risultati sono forniti con licenza </text:span><text:a xlink:type="simple" xlink:href="http://creativecommons.org/licenses/by/4.0/deed.it" text:style-name="Internet_20_link" text:visited-style-name="Visited_20_Internet_20_Link"><text:span text:style-name="T12">CC BY 4.0</text:span></text:a><text:span text:style-name="T12">, compatibile con le licenze dei dati original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5:08:55.794367306</meta:creation-date>
    <dc:date>2021-09-03T00:14:03.191102889</dc:date>
    <meta:editing-duration>PT26M53S</meta:editing-duration>
    <meta:editing-cycles>6</meta:editing-cycles>
    <meta:generator>LibreOffice/7.1.5.2$Linux_X86_64 LibreOffice_project/10$Build-2</meta:generator>
    <meta:document-statistic meta:table-count="0" meta:image-count="0" meta:object-count="0" meta:page-count="2" meta:paragraph-count="21" meta:word-count="666" meta:character-count="4352" meta:non-whitespace-character-count="3704"/>
  </office:meta>
</office:document-meta>
</file>